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36A0000043E4454E4F9.svm"/>
  <manifest:file-entry manifest:media-type="" manifest:full-path="Pictures/200000070000286A0000196EBE7DBDA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fo:font-weight="bold" style:font-weight-asian="bold" style:font-weight-complex="bold"/>
    </style:style>
    <style:style style:name="P3" style:family="paragraph" style:parent-style-name="Standard">
      <style:paragraph-properties fo:text-align="center" style:justify-single-word="false"/>
      <style:text-properties style:font-name="Tahoma" fo:font-weight="normal" style:font-weight-asian="normal" style:font-weight-complex="normal"/>
    </style:style>
    <style:style style:name="P4" style:family="paragraph" style:parent-style-name="Standard">
      <style:paragraph-properties fo:text-align="start" style:justify-single-word="false"/>
      <style:text-properties style:font-name="Tahoma" fo:font-weight="normal" style:font-weight-asian="normal" style:font-weight-complex="normal"/>
    </style:style>
    <style:style style:name="P5" style:family="paragraph" style:parent-style-name="Standard">
      <style:paragraph-properties fo:text-align="start" style:justify-single-word="false"/>
      <style:text-properties style:font-name="Tahoma"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Tahoma"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center" style:justify-single-word="false" fo:break-before="page"/>
      <style:text-properties style:font-name="Tahoma" fo:font-weight="bold" style:font-weight-asian="bold" style:font-weight-complex="bold"/>
    </style:style>
    <style:style style:name="P11" style:family="paragraph" style:parent-style-name="Standard">
      <style:paragraph-properties fo:text-align="start" style:justify-single-word="false" fo:break-before="page"/>
      <style:text-properties style:font-name="Tahoma" fo:font-weight="normal" style:font-weight-asian="normal" style:font-weight-complex="normal"/>
    </style:style>
    <style:style style:name="P12" style:family="paragraph" style:parent-style-name="Standard">
      <style:paragraph-properties fo:text-align="start" style:justify-single-word="false" fo:break-before="page"/>
      <style:text-properties style:font-name="Tahoma" fo:font-size="12pt" fo:font-weight="normal" style:font-size-asian="12pt" style:font-weight-asian="normal" style:font-size-complex="12pt" style:font-weight-complex="normal"/>
    </style:style>
    <style:style style:name="P13" style:family="paragraph" style:parent-style-name="Standard">
      <style:text-properties style:font-name="Tahoma"/>
    </style:style>
    <style:style style:name="P14" style:family="paragraph" style:parent-style-name="Standard" style:list-style-name="L1">
      <style:paragraph-properties fo:text-align="start" style:justify-single-word="false"/>
      <style:text-properties style:font-name="Tahoma" fo:font-weight="normal" style:font-weight-asian="normal" style:font-weight-complex="normal"/>
    </style:style>
    <style:style style:name="P15" style:family="paragraph" style:parent-style-name="Standard">
      <style:paragraph-properties fo:text-align="center" style:justify-single-word="false"/>
      <style:text-properties style:font-name="Tahoma" fo:font-weight="normal" style:font-weight-asian="normal" style:font-weight-complex="normal"/>
    </style:style>
    <style:style style:name="P16" style:family="paragraph" style:parent-style-name="Standard">
      <style:paragraph-properties fo:text-align="end" style:justify-single-word="false"/>
      <style:text-properties style:font-name="Tahoma" fo:font-weight="normal" style:font-weight-asian="normal" style:font-weight-complex="normal"/>
    </style:style>
    <style:style style:name="P17" style:family="paragraph" style:parent-style-name="Standard">
      <style:paragraph-properties fo:text-align="justify" style:justify-single-word="false"/>
      <style:text-properties style:font-name="Tahoma" fo:font-weight="normal" style:font-weight-asian="normal" style:font-weight-complex="normal"/>
    </style:style>
    <style:style style:name="P18" style:family="paragraph" style:parent-style-name="Standard">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19" style:family="paragraph" style:parent-style-name="Standard" style:list-style-name="L2">
      <style:paragraph-properties fo:text-align="justify" style:justify-single-word="false"/>
      <style:text-properties style:font-name="Tahoma"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Tahoma"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style:font-name="Tahoma" fo:font-weight="bold" style:font-weight-asian="bold" style:font-weight-complex="bold"/>
    </style:style>
    <style:style style:name="P22" style:family="paragraph" style:parent-style-name="Standard">
      <style:paragraph-properties fo:text-align="justify" style:justify-single-word="false"/>
    </style:style>
    <style:style style:name="P23" style:family="paragraph" style:parent-style-name="Standard" style:list-style-name="L3">
      <style:paragraph-properties fo:text-align="justify" style:justify-single-word="false"/>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Header">
      <style:text-properties style:font-name="Tahoma" fo:font-size="10pt" style:font-size-asian="10pt" style:font-size-complex="10pt"/>
    </style:style>
    <style:style style:name="P26" style:family="paragraph" style:parent-style-name="Footer">
      <style:paragraph-properties fo:text-align="justify" style:justify-single-word="false"/>
      <style:text-properties style:font-name="Tahoma" fo:font-size="10pt" fo:font-weight="normal" style:font-size-asian="10pt" style:font-weight-asian="normal" style:font-size-complex="10pt" style:font-weight-complex="normal"/>
    </style:style>
    <style:style style:name="P27" style:family="paragraph" style:parent-style-name="Table_20_Contents">
      <style:paragraph-properties fo:text-align="end" style:justify-single-word="false"/>
      <style:text-properties style:font-name="Tahoma" fo:font-size="10pt" style:font-size-asian="10pt" style:font-size-complex="10pt"/>
    </style:style>
    <style:style style:name="P28" style:family="paragraph" style:parent-style-name="Horizontal_20_Line">
      <style:text-properties style:font-name="Tahoma"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Tahoma" fo:font-weight="normal" style:font-weight-asian="normal" style:font-weight-complex="normal"/>
    </style:style>
    <style:style style:name="T3" style:family="text">
      <style:text-properties style:font-name="Tahoma" fo:font-size="12pt" fo:font-weight="normal" style:font-size-asian="12pt" style:font-weight-asian="normal" style:font-size-complex="12pt" style:font-weight-complex="normal"/>
    </style:style>
    <style:style style:name="T4" style:family="text">
      <style:text-properties style:text-position="super 5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draw:frame draw:style-name="fr2" draw:name="graphics1" text:anchor-type="paragraph" svg:width="0.873cm" svg:height="1.087cm" draw:z-index="1"><draw:image xlink:href="Pictures/200000070000036A0000043E4454E4F9.svm" xlink:type="simple" xlink:show="embed" xlink:actuate="onLoad"/></draw:frame></text:p>
      <text:p text:style-name="P2">Traffic Accounting v.4.0</text:p>
      <text:p text:style-name="P2">Draft user manua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Released on</text:p>
      <text:p text:style-name="P16"><text:date style:data-style-name="N76" text:date-value="2013-05-07T17:13:51.78">May 7, 2013</text:date></text:p>
      <text:p text:style-name="P16">1<text:span text:style-name="T4">st</text:span> edition</text:p>
      <text:p text:style-name="P16"/>
      <text:p text:style-name="P16"/>
      <text:p text:style-name="P16"/>
      <text:p text:style-name="P16"/>
      <text:p text:style-name="P16"/>
      <text:p text:style-name="P16"/>
      <text:p text:style-name="P16"/>
      <text:p text:style-name="P28"/>
      <text:p text:style-name="P26">Copyright 2008-2013, Fuks Alexander. All rights reserved. This program is free software; you can redistribute it and/or modify it under the terms of the GNU General Public License as published by the Free Software Foundation; either version 2 of the License, or (at your option) any later version.</text:p>
      <text:p text:style-name="P10"/>
      <text:p text:style-name="P2">Document information</text:p>
      <text:p text:style-name="P17"/>
      <text:p text:style-name="P17"><text:tab/>This document describes general information and internal logic of the program Traffic Accounting (hereinafter referred to as TA).</text:p>
      <text:p text:style-name="P17"><text:tab/></text:p>
      <text:p text:style-name="P17"><text:tab/>This user manual refers to TA v.4.0 build #38 which is released on April 11, 2013. This program is still being developed so some moments can be differ from described in this manual. Check version of the TA you are using before reading this manual to avoid misunderstanding. </text:p>
      <text:p text:style-name="P17"/>
      <text:p text:style-name="P2">Note for draft edition</text:p>
      <text:p text:style-name="P17"/>
      <text:p text:style-name="P17"><text:tab/>The content of this draft manual are incomplete and are subject to change by Fuks Alexander. This manual should be used as an introductory resource to the features and functionality of TA program. </text:p>
      <text:p text:style-name="P17"/>
      <text:p text:style-name="P17"><text:tab/>For additional information please contact Fuks Alexander.</text:p>
      <text:p text:style-name="P11"/>
      <text:p text:style-name="P2">Table of contents</text:p>
      <text:p text:style-name="P3"/>
      <text:list xml:id="list36361725" text:style-name="L1">
        <text:list-item>
          <text:p text:style-name="P14">Introduction</text:p>
          <text:list>
            <text:list-item>
              <text:p text:style-name="P14">License</text:p>
            </text:list-item>
            <text:list-item>
              <text:p text:style-name="P14">Features</text:p>
            </text:list-item>
          </text:list>
        </text:list-item>
        <text:list-item>
          <text:p text:style-name="P14">Installation</text:p>
          <text:list>
            <text:list-item>
              <text:p text:style-name="P14">Requirements</text:p>
            </text:list-item>
            <text:list-item>
              <text:p text:style-name="P14">Permissions</text:p>
            </text:list-item>
            <text:list-item>
              <text:p text:style-name="P14">Build from source code</text:p>
            </text:list-item>
          </text:list>
        </text:list-item>
        <text:list-item>
          <text:p text:style-name="P14">User interface</text:p>
          <text:list>
            <text:list-item>
              <text:p text:style-name="P14">First run</text:p>
            </text:list-item>
            <text:list-item>
              <text:p text:style-name="P14">System tray</text:p>
            </text:list-item>
            <text:list-item>
              <text:p text:style-name="P14">Main window</text:p>
            </text:list-item>
          </text:list>
        </text:list-item>
      </text:list>
      <text:p text:style-name="P9"/>
      <text:p text:style-name="P11"/>
      <text:p text:style-name="P2">Introduction</text:p>
      <text:p text:style-name="P3"/>
      <text:p text:style-name="P17"><text:tab/>TA is a program which allows to control your traffic charges and be in the know of current balance. It is pretty simple on the one part and quite complex and configurable on the other part.</text:p>
      <text:p text:style-name="P4"/>
      <text:p text:style-name="P4"/>
      <text:p text:style-name="P2">License information</text:p>
      <text:p text:style-name="P3"/>
      <text:p text:style-name="P22"><text:span text:style-name="T1"><text:tab/></text:span><text:span text:style-name="T2">TA</text:span><text:span text:style-name="T3"> is published under GNU GPL license. This means that TA is free software; you can redistribute it and/or modify it under the terms of the GNU General Public License as published by the Free Software Foundation; either version 2 of the License, or (at your option) any later version.</text:span></text:p>
      <text:p text:style-name="P18"><text:tab/></text:p>
      <text:p text:style-name="P18"><text:tab/>You can find text of license in appendix of this manual. Also the license is distributed as text file together with the program.</text:p>
      <text:p text:style-name="P5"/>
      <text:p text:style-name="P5"/>
      <text:p text:style-name="P7">Features</text:p>
      <text:p text:style-name="P6"/>
      <text:p text:style-name="P18"><text:tab/>There are short list of features of the TA:</text:p>
      <text:p text:style-name="P18"/>
      <text:list xml:id="list36382680" text:style-name="L2">
        <text:list-item>
          <text:p text:style-name="P19">Read and display traffic charges for day in the past;</text:p>
        </text:list-item>
        <text:list-item>
          <text:p text:style-name="P19">Read and build total traffic charges for a week;</text:p>
        </text:list-item>
        <text:list-item>
          <text:p text:style-name="P19">Check position in the TOP for day in the past;</text:p>
        </text:list-item>
        <text:list-item>
          <text:p text:style-name="P19">Check position in the TOP for a week in the past;</text:p>
        </text:list-item>
        <text:list-item>
          <text:p text:style-name="P19">Calculate ability to be in TOP at the end of week;</text:p>
        </text:list-item>
        <text:list-item>
          <text:p text:style-name="P19">Notifications;</text:p>
        </text:list-item>
        <text:list-item>
          <text:p text:style-name="P19">Website filter;</text:p>
        </text:list-item>
        <text:list-item>
          <text:p text:style-name="P19">Run-time cache;</text:p>
        </text:list-item>
        <text:list-item>
          <text:p text:style-name="P19">Permanent cache;</text:p>
        </text:list-item>
        <text:list-item>
          <text:p text:style-name="P19">Multilanguage support;</text:p>
        </text:list-item>
        <text:list-item>
          <text:p text:style-name="P19">All remote offices location support.</text:p>
        </text:list-item>
      </text:list>
      <text:p text:style-name="P5"/>
      <text:p text:style-name="P12"/>
      <text:p text:style-name="P7">Installation</text:p>
      <text:p text:style-name="P6"/>
      <text:p text:style-name="P24"><text:span text:style-name="T3"><text:tab/>Most recent build and source code are distributed by sharing at </text:span><text:a xlink:type="simple" xlink:href="//iofuks/Personal/TrafficAccounting"><text:span text:style-name="T3">\\iofuks\Personal\TrafficAccounting</text:span></text:a><text:span text:style-name="T3"> There is no installation required. All you need it is copy an executable file to your computer and run it. The good choice is to create a new folder on your hard disc and copy an executable, license file and source code archive to it.</text:span></text:p>
      <text:p text:style-name="P18"><text:tab/></text:p>
      <text:p text:style-name="P18"><text:tab/>In share folder described above you can find also whats-new file which describes common changes in new build of TA.</text:p>
      <text:p text:style-name="P5"/>
      <text:p text:style-name="P5"/>
      <text:p text:style-name="P7">Requirements</text:p>
      <text:p text:style-name="P6"/>
      <text:p text:style-name="P18"><text:tab/>It is necessary to have Microsoft .NET 3.5 installed to run TA.</text:p>
      <text:p text:style-name="P18"/>
      <text:p text:style-name="P18"><text:tab/>TA is designed to run on Windows platforms only. If you using another operation system like Linux you still have ability to run TA by using wine.</text:p>
      <text:p text:style-name="P5"/>
      <text:p text:style-name="P5"/>
      <text:p text:style-name="P7">Permissions</text:p>
      <text:p text:style-name="P7"/>
      <text:p text:style-name="P22"><text:tab/><text:span text:style-name="T3">There are two permissions required to run TA:</text:span></text:p>
      <text:list xml:id="list36709544" text:style-name="L3">
        <text:list-item>
          <text:p text:style-name="P23"><text:span text:style-name="T3">read and write to registry;</text:span></text:p>
        </text:list-item>
        <text:list-item>
          <text:p text:style-name="P23"><text:span text:style-name="T3">read and write to file system.</text:span></text:p>
        </text:list-item>
      </text:list>
      <text:p text:style-name="P22"><text:span text:style-name="T3"/></text:p>
      <text:p text:style-name="P22"><text:span text:style-name="T3"><text:tab/>First permission is absolutely required because TA uses registry to store system and user-defined parameters. Second, inversely, is needed only to write cache and/or run-time logs. But it is highly recommended to have both permissions granted.</text:span></text:p>
      <text:p text:style-name="P7"/>
      <text:p text:style-name="P7">Build from source code</text:p>
      <text:p text:style-name="P6"/>
      <text:p text:style-name="P18"><text:tab/>You can build your copy of TA by yourself. There is no need to have Microsoft Visual Studio installed to do that. It can be done by using special script which can be found in archive together with source code called makefile.</text:p>
      <text:p text:style-name="P18"/>
      <text:p text:style-name="P12"/>
      <text:p text:style-name="P7">User interface</text:p>
      <text:p text:style-name="P6"/>
      <text:p text:style-name="P7">First run</text:p>
      <text:p text:style-name="P6"/>
      <text:p text:style-name="P18"><text:tab/>When you run TA at the first time you will see welcome screen and will be prompted for preferendum such as language and location.</text:p>
      <text:p text:style-name="P5"/>
      <text:p text:style-name="P8"><draw:frame draw:style-name="fr1" draw:name="Frame1" text:anchor-type="paragraph" svg:width="10.345cm" draw:z-index="0"><draw:text-box fo:min-height="6.509cm"><text:p text:style-name="Illustration"><draw:frame draw:style-name="fr3" draw:name="graphics2" text:anchor-type="paragraph" svg:width="10.345cm" style:rel-width="100%" svg:height="6.511cm" draw:z-index="2"><draw:image xlink:href="Pictures/200000070000286A0000196EBE7DBDA0.svm" xlink:type="simple" xlink:show="embed" xlink:actuate="onLoad"/></draw:frame>Illustration <text:sequence text:ref-name="refIllustration0" text:name="Illustration" text:formula="ooow:Illustration+1" style:num-format="1">1</text:sequence>: Welcome screen</text:p></draw:text-box></draw:frame></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cm" fo:border="none"/>
    </style:style>
    <style:style style:name="MP1" style:family="paragraph" style:parent-style-name="Header">
      <style:text-properties style:font-name="Tahoma" fo:font-size="10pt" style:font-size-asian="10pt" style:font-size-complex="10pt"/>
    </style:style>
    <style:style style:name="MP2" style:family="paragraph" style:parent-style-name="Table_20_Contents">
      <style:paragraph-properties fo:text-align="end" style:justify-single-word="false"/>
      <style:text-properties style:font-name="Tahoma"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text:title>Traffic Accounting v.4.0 Draft User Manual</text:title></text:p>
            </table:table-cell>
            <table:table-cell table:style-name="Table2.A1" office:value-type="string">
              <text:p text:style-name="MP2">Page <text:page-number text:select-page="current">6</text:page-number> of <text:page-count>6</text:page-count></text:p>
            </table:table-cell>
          </table:table-row>
        </table:table>
        <text:p text:style-name="Horizontal_20_Line"/>
        <text:p text:style-name="MP1"/>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lexandr Fuks</meta:initial-creator>
    <meta:creation-date>2013-04-26T15:07:20</meta:creation-date>
    <dc:date>2013-05-07T17:13:51.70</dc:date>
    <dc:creator>Olexandr Fuks</dc:creator>
    <meta:editing-duration>PT02H06M21S</meta:editing-duration>
    <meta:editing-cycles>64</meta:editing-cycles>
    <meta:generator>OpenOffice.org/3.1$Win32 OpenOffice.org_project/310m11$Build-9399</meta:generator>
    <dc:title>Traffic Accounting v.4.0 Draft User Manual</dc:title>
    <meta:document-statistic meta:table-count="1" meta:image-count="2" meta:object-count="0" meta:page-count="6" meta:paragraph-count="64" meta:word-count="666" meta:character-count="3857"/>
  </office:meta>
</office:document-meta>
</file>